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warm-summer-sun-slides-page1.png" manifest:media-type="image/png"/>
  <manifest:file-entry manifest:full-path="Pictures/warm-summer-sun-slides-page2.png" manifest:media-type="image/png"/>
  <manifest:file-entry manifest:full-path="Pictures/warm-summer-sun-slides-page3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arm-summer-sun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arm-summer-sun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warm-summer-sun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